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Line_20_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928cm"/>
    </style:style>
    <style:style style:name="gr5" style:family="graphic" style:parent-style-name="standard">
      <style:graphic-properties draw:stroke="none" svg:stroke-color="#000000" draw:fill="none" draw:fill-color="#ffffff" fo:min-height="1.302cm"/>
    </style:style>
    <style:style style:name="gr6" style:family="graphic" style:parent-style-name="standard">
      <style:graphic-properties draw:stroke="none" svg:stroke-color="#000000" draw:fill="solid" draw:fill-color="#ffffff" fo:min-height="1.302cm"/>
    </style:style>
    <style:style style:name="gr7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text-align="center"/>
      <style:text-properties fo:font-family="'Times New Roman'" style:font-family-generic="roman" style:font-pitch="variable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17cm" svg:height="3.908cm" draw:transform="skewX (0.000698131700797725) rotate (0.112224670903235) translate (13.1809786423848cm 5.40613951890574cm)" svg:viewBox="0 0 1218 3909" svg:d="m607 15c268-69 635 105 610 439-22 278-188 606-516 603-281-3-676 355-417 665 207 249 652 444 569 803s-675 191-819 489c-161 333 293 593 428 895v0">
          <text:p/>
        </draw:path>
        <draw:path draw:style-name="gr1" draw:text-style-name="P1" draw:layer="layout" svg:width="1.217cm" svg:height="3.908cm" draw:transform="skewX (0.00069813170079774) rotate (0.112224670903235) translate (18.916600864607cm 7.91170358802862cm)" svg:viewBox="0 0 1218 3909" svg:d="m607 15c268-69 635 105 610 439-22 278-188 606-516 603-281-3-676 355-417 665 207 249 652 444 569 803s-675 191-819 489c-161 333 293 593 428 895v0">
          <text:p/>
        </draw:path>
        <draw:line draw:style-name="gr2" draw:text-style-name="P1" draw:layer="layout" svg:x1="13.96cm" svg:y1="6.496cm" svg:x2="19.561cm" svg:y2="7.826cm">
          <text:p/>
        </draw:line>
        <draw:path draw:style-name="gr3" draw:text-style-name="P1" draw:layer="layout" svg:width="1.218cm" svg:height="3.908cm" draw:transform="skewX (-0.000523598775598301) rotate (0.0242600766027212) translate (13.420302770352cm 9.25957499353317cm)" svg:viewBox="0 0 1219 3909" svg:d="m608 15c268-69 635 105 610 439-22 278-189 606-516 603-282-3-677 355-417 666 206 248 651 443 569 802s-676 191-820 490c-161 332 293 592 427 894v0">
          <text:p/>
        </draw:path>
        <draw:path draw:style-name="gr1" draw:text-style-name="P1" draw:layer="layout" svg:width="1.217cm" svg:height="3.908cm" draw:transform="skewX (0.000698131700797716) rotate (0.112224670903235) translate (13.2546823460885cm 13.1667361931802cm)" svg:viewBox="0 0 1218 3909" svg:d="m607 15c268-69 635 105 610 439-22 278-188 606-516 603-281-3-676 355-417 665 207 249 652 444 569 803s-675 191-819 489c-161 333 293 593 428 895v0">
          <text:p/>
        </draw:path>
        <draw:line draw:style-name="gr2" draw:text-style-name="P1" draw:layer="layout" svg:x1="19.856cm" svg:y1="11.67cm" svg:x2="14.255cm" svg:y2="13cm">
          <text:p/>
        </draw:line>
        <draw:frame draw:style-name="gr4" draw:text-style-name="P2" draw:layer="layout" svg:width="9.729cm" svg:height="1.178cm" svg:x="15.876cm" svg:y="5.757cm">
          <draw:text-box>
            <text:p><text:span text:style-name="T1">Création d'une Future</text:span></text:p>
          </draw:text-box>
        </draw:frame>
        <draw:frame draw:style-name="gr4" draw:text-style-name="P2" draw:layer="layout" svg:width="9.729cm" svg:height="1.178cm" svg:x="16.171cm" svg:y="12.704cm">
          <draw:text-box>
            <text:p><text:span text:style-name="T1">Résultat disponible</text:span></text:p>
          </draw:text-box>
        </draw:frame>
        <draw:frame draw:style-name="gr4" draw:text-style-name="P2" draw:layer="layout" svg:width="9.729cm" svg:height="1.178cm" svg:x="7.327cm" svg:y="8.639cm">
          <draw:text-box>
            <text:p><text:span text:style-name="T1">Requête du résultat</text:span></text:p>
          </draw:text-box>
        </draw:frame>
        <draw:frame draw:style-name="gr4" draw:text-style-name="P2" draw:layer="layout" svg:width="9.729cm" svg:height="1.178cm" svg:x="6cm" svg:y="12.409cm">
          <draw:text-box>
            <text:p><text:span text:style-name="T1">Poursuite de l'exécution</text:span></text:p>
          </draw:text-box>
        </draw:frame>
        <draw:frame draw:style-name="gr5" draw:text-style-name="P2" draw:layer="layout" svg:width="5.16cm" svg:height="1.552cm" svg:x="11.601cm" svg:y="3.399cm">
          <draw:text-box>
            <text:p><text:span text:style-name="T1">OS-thread #1</text:span></text:p>
          </draw:text-box>
        </draw:frame>
        <draw:frame draw:style-name="gr5" draw:text-style-name="P2" draw:layer="layout" svg:width="5.159cm" svg:height="1.552cm" svg:x="17.498cm" svg:y="3.399cm">
          <draw:text-box>
            <text:p><text:span text:style-name="T1">OS-thread #2</text:span></text:p>
          </draw:text-box>
        </draw:frame>
      </draw:page>
      <draw:page draw:name="page2" draw:style-name="dp1" draw:master-page-name="Default">
        <draw:path draw:style-name="gr1" draw:text-style-name="P1" draw:layer="layout" svg:width="1.217cm" svg:height="3.908cm" draw:transform="skewX (0.00069813170079774) rotate (0.112224670903235) translate (16.6809786423848cm 5.40613951890574cm)" svg:viewBox="0 0 1218 3909" svg:d="m607 15c268-69 635 105 610 439-22 278-188 606-516 603-281-3-676 355-417 665 207 249 652 444 569 803s-675 191-819 489c-161 333 293 593 428 895v0">
          <text:p/>
        </draw:path>
        <draw:path draw:style-name="gr1" draw:text-style-name="P1" draw:layer="layout" svg:width="1.217cm" svg:height="3.908cm" draw:transform="skewX (0.00069813170079774) rotate (0.112224670903235) translate (22.416600864607cm 7.91170358802862cm)" svg:viewBox="0 0 1218 3909" svg:d="m607 15c268-69 635 105 610 439-22 278-188 606-516 603-281-3-676 355-417 665 207 249 652 444 569 803s-675 191-819 489c-161 333 293 593 428 895v0">
          <text:p/>
        </draw:path>
        <draw:line draw:style-name="gr2" draw:text-style-name="P1" draw:layer="layout" svg:x1="17.46cm" svg:y1="6.496cm" svg:x2="23.7cm" svg:y2="6.5cm">
          <text:p/>
        </draw:line>
        <draw:path draw:style-name="gr3" draw:text-style-name="P1" draw:layer="layout" svg:width="1.218cm" svg:height="3.652cm" draw:transform="skewX (-0.00401425727958695) rotate (0.0225147473507268) translate (16.9202652738482cm 9.25831013443862cm)" svg:viewBox="0 0 1219 3653" svg:d="m608 14c268-65 635 98 610 410-22 260-189 567-516 564-282-3-677 332-417 622 206 232 651 414 569 750s-676 178-820 458c-161 310 293 553 427 835v0">
          <text:p/>
        </draw:path>
        <draw:path draw:style-name="gr1" draw:text-style-name="P1" draw:layer="layout" svg:width="1.218cm" svg:height="4.087cm" draw:transform="skewX (0.0109955742875643) rotate (0.117635191584418) translate (16.7546177484068cm 12.9888593134639cm)" svg:viewBox="0 0 1219 4088" svg:d="m608 16c268-73 635 110 610 459-22 291-188 634-516 630-282-3-677 371-418 696 207 260 653 464 570 840s-676 199-820 511c-161 348 293 620 428 936v0">
          <text:p/>
        </draw:path>
        <draw:line draw:style-name="gr2" draw:text-style-name="P1" draw:layer="layout" svg:x1="23.356cm" svg:y1="11.67cm" svg:x2="17.9cm" svg:y2="11.7cm">
          <text:p/>
        </draw:line>
        <draw:frame draw:style-name="gr4" draw:text-style-name="P3" draw:layer="layout" svg:width="9.729cm" svg:height="1.657cm" svg:x="15.671cm" svg:y="4.843cm">
          <draw:text-box>
            <text:p text:style-name="P1"><text:span text:style-name="T2">Création </text:span></text:p>
            <text:p text:style-name="P1"><text:span text:style-name="T2">d'une Future</text:span></text:p>
          </draw:text-box>
        </draw:frame>
        <draw:frame draw:style-name="gr4" draw:text-style-name="P3" draw:layer="layout" svg:width="4.129cm" svg:height="1.657cm" svg:x="17.771cm" svg:y="8.5cm">
          <draw:text-box>
            <text:p text:style-name="P1"><text:span text:style-name="T2">Requête du</text:span></text:p>
            <text:p text:style-name="P1"><text:span text:style-name="T2"><text:s/></text:span><text:span text:style-name="T2">résultat de f1</text:span></text:p>
          </draw:text-box>
        </draw:frame>
        <draw:frame draw:style-name="gr4" draw:text-style-name="P3" draw:layer="layout" svg:width="3.9cm" svg:height="1.657cm" svg:x="17.84cm" svg:y="12.8cm">
          <draw:text-box>
            <text:p text:style-name="P1"><text:span text:style-name="T2">Poursuite de </text:span></text:p>
            <text:p text:style-name="P1"><text:span text:style-name="T2">l'exécution</text:span></text:p>
          </draw:text-box>
        </draw:frame>
        <draw:frame draw:style-name="gr5" draw:text-style-name="P2" draw:layer="layout" svg:width="5.16cm" svg:height="1.552cm" svg:x="15.601cm" svg:y="3.399cm">
          <draw:text-box>
            <text:p><text:span text:style-name="T1">OS-thread #1</text:span></text:p>
          </draw:text-box>
        </draw:frame>
        <draw:path draw:style-name="gr1" draw:text-style-name="P1" draw:layer="layout" svg:width="1.217cm" svg:height="3.908cm" draw:transform="skewX (-0.000698131700797748) rotate (-0.112224670903236) translate (11.4087513312445cm 8.97426577204143cm)" svg:viewBox="0 0 1218 3909" svg:d="m611 15c-268-69-635 105-610 439 22 278 188 606 516 603 281-3 676 355 417 665-207 249-652 444-569 803s675 191 819 489c161 333-293 593-428 895v0">
          <text:p/>
        </draw:path>
        <draw:line draw:style-name="gr2" draw:text-style-name="P1" draw:layer="layout" svg:x1="17.8cm" svg:y1="7.6cm" svg:x2="11.4cm" svg:y2="7.6cm">
          <text:p/>
        </draw:line>
        <draw:line draw:style-name="gr2" draw:text-style-name="P1" draw:layer="layout" svg:x1="11.68cm" svg:y1="12.869cm" svg:x2="17.3cm" svg:y2="12.9cm">
          <text:p/>
        </draw:line>
        <draw:frame draw:style-name="gr4" draw:text-style-name="P4" draw:layer="layout" svg:width="9.729cm" svg:height="1.657cm" svg:x="9.672cm" svg:y="5.944cm">
          <draw:text-box>
            <text:p text:style-name="P1"><text:span text:style-name="T2">Création </text:span></text:p>
            <text:p text:style-name="P1"><text:span text:style-name="T2">d'une Future</text:span></text:p>
          </draw:text-box>
        </draw:frame>
        <draw:frame draw:style-name="gr4" draw:text-style-name="P3" draw:layer="layout" svg:width="4.129cm" svg:height="1.657cm" svg:x="13.4cm" svg:y="14.043cm">
          <draw:text-box>
            <text:p text:style-name="P1"><text:span text:style-name="T2">Requête du</text:span></text:p>
            <text:p text:style-name="P1"><text:span text:style-name="T2"><text:s/></text:span><text:span text:style-name="T2">résultat de f2</text:span></text:p>
          </draw:text-box>
        </draw:frame>
        <draw:frame draw:style-name="gr5" draw:text-style-name="P2" draw:layer="layout" svg:width="5.16cm" svg:height="1.552cm" svg:x="9.84cm" svg:y="3.4cm">
          <draw:text-box>
            <text:p><text:span text:style-name="T1">OS-thread #3</text:span></text:p>
          </draw:text-box>
        </draw:frame>
        <draw:path draw:style-name="gr3" draw:text-style-name="P1" draw:layer="layout" svg:width="1.218cm" svg:height="3.908cm" draw:transform="skewX (0.0005235987755983) rotate (3.11733257698707) translate (12.3382588697229cm 9.06700277771935cm)" svg:viewBox="0 0 1219 3909" svg:d="m611 15c-268-69-635 105-610 439 22 278 189 606 516 603 282-3 677 355 417 666-206 248-651 443-569 802s676 191 820 490c161 332-293 592-427 894v0">
          <text:p/>
        </draw:path>
        <draw:path draw:style-name="gr3" draw:text-style-name="P1" draw:layer="layout" svg:width="1.218cm" svg:height="3.908cm" draw:transform="skewX (-0.000523598775598297) rotate (-3.11733257698707) translate (23.925697229648cm 7.83642500646683cm)" svg:viewBox="0 0 1219 3909" svg:d="m608 15c268-69 635 105 610 439-22 278-189 606-516 603-282-3-677 355-417 666 206 248 651 443 569 802s-676 191-820 490c-161 332 293 592 427 894v0">
          <text:p/>
        </draw:path>
        <draw:frame draw:style-name="gr6" draw:text-style-name="P2" draw:layer="layout" svg:width="5.159cm" svg:height="1.552cm" svg:x="20.999cm" svg:y="3.399cm">
          <draw:text-box>
            <text:p><text:span text:style-name="T1">OS-thread #2</text:span></text:p>
          </draw:text-box>
        </draw:frame>
        <draw:path draw:style-name="gr3" draw:text-style-name="P1" draw:layer="layout" svg:width="1.218cm" svg:height="3.908cm" draw:transform="skewX (0.0005235987755983) rotate (3.11733257698707) translate (12.3372588697229cm 16.8660027777194cm)" svg:viewBox="0 0 1219 3909" svg:d="m611 15c-268-69-635 105-610 439 22 278 189 606 516 603 282-3 677 355 417 666-206 248-651 443-569 802s676 191 820 490c161 332-293 592-427 894v0">
          <text:p/>
        </draw:path>
        <draw:path draw:style-name="gr3" draw:text-style-name="P1" draw:layer="layout" svg:width="1.218cm" svg:height="3.908cm" draw:transform="skewX (-0.000523598775598301) rotate (-3.11733257698707) translate (23.925697229648cm 15.6364250064668cm)" svg:viewBox="0 0 1219 3909" svg:d="m608 15c268-69 635 105 610 439-22 278-189 606-516 603-282-3-677 355-417 666 206 248 651 443 569 802s-676 191-820 490c-161 332 293 592 427 894v0">
          <text:p/>
        </draw:path>
        <draw:frame draw:style-name="gr4" draw:text-style-name="P3" draw:layer="layout" svg:width="1.2cm" svg:height="1.178cm" svg:x="10.3cm" svg:y="10.522cm">
          <draw:text-box>
            <text:p text:style-name="P1"><text:span text:style-name="T2">f1</text:span></text:p>
          </draw:text-box>
        </draw:frame>
        <draw:frame draw:style-name="gr4" draw:text-style-name="P3" draw:layer="layout" svg:width="1.2cm" svg:height="1.178cm" svg:x="23.6cm" svg:y="9.622cm">
          <draw:text-box>
            <text:p text:style-name="P1"><text:span text:style-name="T2">f2</text:span></text:p>
          </draw:text-box>
        </draw:frame>
        <draw:custom-shape draw:style-name="gr7" draw:text-style-name="P1" draw:layer="layout" svg:width="0.4cm" svg:height="0.4cm" svg:x="17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16.999cm" svg:y="14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cm" svg:height="1.178cm" svg:x="17.8cm" svg:y="16.022cm">
          <draw:text-box>
            <text:p text:style-name="P1"><text:span text:style-name="T2">f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5T11:01:01</meta:creation-date>
    <dc:date>2012-09-10T17:17:47</dc:date>
    <meta:editing-duration>PT9M19S</meta:editing-duration>
    <meta:editing-cycles>6</meta:editing-cycles>
    <meta:generator>LibreOffice/3.5$Linux_x86 LibreOffice_project/350m1$Build-2</meta:generator>
    <meta:document-statistic meta:object-count="38"/>
  </office:meta>
</office:document-meta>
</file>